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98in"/>
    </style:style>
    <style:style style:name="co2" style:family="table-column">
      <style:table-column-properties fo:break-before="auto" style:column-width="3.2335in"/>
    </style:style>
    <style:style style:name="co3" style:family="table-column">
      <style:table-column-properties fo:break-before="auto" style:column-width="3.91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008in solid #000000"/>
      <style:text-properties fo:color="#000000" style:font-name="Arial"/>
    </style:style>
    <style:style style:name="ce3" style:family="table-cell" style:parent-style-name="Default">
      <style:table-cell-properties fo:wrap-option="wrap" fo:border="0.0008in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008in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onsolas" fo:font-size="10pt" style:font-name-asian="Consolas" style:font-size-asian="10pt" style:font-name-complex="Consolas" style:font-size-complex="5.69999980926514pt"/>
    </style:style>
    <style:style style:name="T2" style:family="text">
      <style:text-properties fo:color="#c48cff" style:font-name="Consolas" fo:font-size="10pt" style:font-name-asian="Consolas" style:font-size-asian="10pt" style:font-name-complex="Consolas" style:font-size-complex="5.69999980926514pt"/>
    </style:style>
    <style:style style:name="T3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5.69999980926514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Details of Changes</text:p>
          </table:table-cell>
          <table:table-cell table:style-name="ce1" office:value-type="string">
            <text:p>Sample Code in Spark 1.5</text:p>
          </table:table-cell>
          <table:table-cell table:style-name="ce1" office:value-type="string">
            <text:p>Sample Code in Spark 2.0</text:p>
          </table:table-cell>
        </table:table-row>
        <table:table-row table:style-name="ro2">
          <table:table-cell office:value-type="string">
            <text:p>sparkContext has to be replaced with sparksession</text:p>
          </table:table-cell>
          <table:table-cell table:style-name="ce3" office:value-type="string">
            <text:p>val sc = new SparkContext(sparkConf)</text:p>
          </table:table-cell>
          <table:table-cell office:value-type="string">
            <text:p>val sparkSession = SparkSession.builder.appName("SampleSpark").master("yarn").enableHiveSupport().getOrCreate()</text:p>
          </table:table-cell>
        </table:table-row>
        <table:table-row table:style-name="ro3">
          <table:table-cell office:value-type="string">
            <text:p>hiveContext has to be replaced with sparksession</text:p>
          </table:table-cell>
          <table:table-cell office:value-type="string">
            <text:p>var df=hiveContext.sql(s"""select * from test_test_test""")</text:p>
          </table:table-cell>
          <table:table-cell office:value-type="string">
            <text:p>var df=sparkSession.sql(s"""select * from test_test_test""")</text:p>
          </table:table-cell>
        </table:table-row>
        <table:table-row table:style-name="ro3">
          <table:table-cell office:value-type="string">
            <text:p>To use map function, dataframe should be converted into rdd before using it</text:p>
          </table:table-cell>
          <table:table-cell table:style-name="ce3" office:value-type="string">
            <text:p><text:span text:style-name="T1">inputDF.rdd.map(x =&gt; </text:span><text:span text:style-name="T1">x(</text:span><text:span text:style-name="T2">0</text:span><text:span text:style-name="T1">)).collect().mkString(delimiter)</text:span></text:p>
          </table:table-cell>
          <table:table-cell table:style-name="ce3" office:value-type="string">
            <text:p><text:span text:style-name="T1">inputDF.rdd.map(x =&gt; </text:span><text:span text:style-name="T1">x(</text:span><text:span text:style-name="T2">0</text:span><text:span text:style-name="T1">)).collect().mkString(delimiter)</text:span></text:p>
          </table:table-cell>
        </table:table-row>
        <table:table-row table:style-name="ro3">
          <table:table-cell office:value-type="string">
            <text:p>Temporary table has to be replaced with temporary views</text:p>
          </table:table-cell>
          <table:table-cell office:value-type="string">
            <text:p>df.registerTempTable("test")</text:p>
          </table:table-cell>
          <table:table-cell office:value-type="string">
            <text:p>df.<text:span text:style-name="T1">createOrReplaceTempView(“test”)</text:span></text:p>
          </table:table-cell>
        </table:table-row>
        <table:table-row table:style-name="ro2">
          <table:table-cell office:value-type="string">
            <text:p>To avoid getting NullPointerException while dealing with null value as string/Long, use just get instead of getString or getLong.</text:p>
          </table:table-cell>
          <table:table-cell table:style-name="ce3" office:value-type="string">
            <text:p>var l_DUN_ID = dun_lng_df.head.getLong(3)</text:p>
          </table:table-cell>
          <table:table-cell table:style-name="ce4" office:value-type="string">
            <text:p><text:span text:style-name="T3">var</text:span><text:span text:style-name="T1"> l_DUN_ID = dun_lng_df.head.get(</text:span><text:span text:style-name="T2">3</text:span><text:span text:style-name="T1">)</text:span></text:p>
          </table:table-cell>
        </table:table-row>
        <table:table-row table:style-name="ro1">
          <table:table-cell office:value-type="string">
            <text:p>Saving a Dataframe as file needs Dataframe Writer.</text:p>
          </table:table-cell>
          <table:table-cell table:style-name="ce3" office:value-type="string">
            <text:p>df.save(&lt;HDFS file path&gt;)</text:p>
          </table:table-cell>
          <table:table-cell table:style-name="ce3" office:value-type="string">
            <text:p>df.write.save(&lt;HDFS file path&gt;)</text:p>
          </table:table-cell>
        </table:table-row>
        <table:table-row table:style-name="ro1">
          <table:table-cell office:value-type="string">
            <text:p>Checkpoints are not supported</text:p>
          </table:table-cell>
          <table:table-cell office:value-type="string">
            <text:p>df1_1.rdd.checkpoint()</text:p>
          </table:table-cell>
          <table:table-cell office:value-type="string">
            <text:p>No equivalent code required, as the process itself is faster.</text:p>
          </table:table-cell>
        </table:table-row>
        <table:table-row table:style-name="ro3">
          <table:table-cell office:value-type="string">
            <text:p>Alias name for the sub query is not supported. Need to remove it.</text:p>
          </table:table-cell>
          <table:table-cell office:value-type="string">
            <text:p>Select temp.* from (select a, b, c from tab where ..) temp;</text:p>
          </table:table-cell>
          <table:table-cell office:value-type="string">
            <text:p>Select * from (select a, b, c from tab where ..);</text:p>
          </table:table-cell>
        </table:table-row>
        <table:table-row table:style-name="ro4">
          <table:table-cell office:value-type="string">
            <text:p>Empty temporary view creation is not possible. Work around has been given.</text:p>
          </table:table-cell>
          <table:table-cell office:value-type="string">
            <text:p>hiveContext.sql(s"""create temporary table if not exists TTAG_ITEM_LIST(PRS_ID bigint,PHI_ID bigint,ITM_ID bigint,ITM_MDU_ID bigint)""".stripMargin)</text:p>
          </table:table-cell>
          <table:table-cell office:value-type="string">
            <text:p>var df1= sparkSession.sql(s"""select cast(0 as bigint) PRS_ID, cast(0 as bigint) PHI_ID, cast(0 as bigint) ITM_ID, cast(0 as bigint) ITM_MDU_ID""")</text:p>
            <text:p>d1.createOrReplaceTempView("TTAG_ITEM_LIST")</text:p>
          </table:table-cell>
        </table:table-row>
        <table:table-row table:style-name="ro3">
          <table:table-cell office:value-type="string">
            <text:p>Cartesian joins work normal in Spark 1.5, wherein it required a conf set up in Spark 2.0</text:p>
          </table:table-cell>
          <table:table-cell office:value-type="string">
            <text:p>NA</text:p>
          </table:table-cell>
          <table:table-cell office:value-type="string">
            <text:p>set spark.sql.crossJoin.enabled = true; 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4/27/2017</text:date>, <text:time>13:2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CS </meta:initial-creator>
    <meta:creation-date>2017-04-27T13:03:58.39</meta:creation-date>
    <dc:date>2017-04-27T13:27:03.38</dc:date>
    <dc:creator>TCS </dc:creator>
    <meta:editing-duration>PT23M4S</meta:editing-duration>
    <meta:editing-cycles>7</meta:editing-cycles>
    <meta:generator>OpenOffice/4.1.1$Win32 OpenOffice.org_project/411m6$Build-9775</meta:generator>
    <meta:document-statistic meta:table-count="3" meta:cell-count="33" meta:object-count="0"/>
  </office:meta>
</office:document-meta>
</file>